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82d7d" officeooo:paragraph-rsid="00182d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1100</text:p>
      <text:p text:style-name="P1">00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1100</text:p>
      <text:p text:style-name="P1">00000000000011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11110000000000</text:p>
      <text:p text:style-name="P1">0011110000000000</text:p>
      <text:p text:style-name="P1">1111000000000000</text:p>
      <text:p text:style-name="P1">1111000000000000</text:p>
      <text:p text:style-name="P1"><text:soft-page-break/>1100000000000000</text:p>
      <text:p text:style-name="P1">11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11111100</text:p>
      <text:p text:style-name="P1">1111000011111100</text:p>
      <text:p text:style-name="P1">1111001111111100</text:p>
      <text:p text:style-name="P1">1111001111111100</text:p>
      <text:p text:style-name="P1">1111111100111100</text:p>
      <text:p text:style-name="P1">1111111100111100</text:p>
      <text:p text:style-name="P1">1111110000111100</text:p>
      <text:p text:style-name="P1">111111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111111000000</text:p>
      <text:p text:style-name="P1">0000111111000000</text:p>
      <text:p text:style-name="P1">0011111111000000</text:p>
      <text:p text:style-name="P1">001111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<text:soft-page-break/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11111111111100</text:p>
      <text:p text:style-name="P1">00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11110000000000</text:p>
      <text:p text:style-name="P1">0011110000000000</text:p>
      <text:p text:style-name="P1">1111000000000000</text:p>
      <text:p text:style-name="P1">1111000000000000</text:p>
      <text:p text:style-name="P1">1111000000111100</text:p>
      <text:p text:style-name="P1">1111000000111100</text:p>
      <text:p text:style-name="P1">1111111111111100</text:p>
      <text:p text:style-name="P1">11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<text:soft-page-break/>0000111111110000</text:p>
      <text:p text:style-name="P1">00001111111100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11110000</text:p>
      <text:p text:style-name="P1">0000000011110000</text:p>
      <text:p text:style-name="P1">0000001111110000</text:p>
      <text:p text:style-name="P1">0000001111110000</text:p>
      <text:p text:style-name="P1">0000111111110000</text:p>
      <text:p text:style-name="P1">0000111111110000</text:p>
      <text:p text:style-name="P1">0011110011110000</text:p>
      <text:p text:style-name="P1">0011110011110000</text:p>
      <text:p text:style-name="P1">1111000011110000</text:p>
      <text:p text:style-name="P1">1111000011110000</text:p>
      <text:p text:style-name="P1">1111111111111100</text:p>
      <text:p text:style-name="P1">11111111111111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1111111100</text:p>
      <text:p text:style-name="P1">000000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1100</text:p>
      <text:p text:style-name="P1">1111111111111100</text:p>
      <text:p text:style-name="P1">1111000000000000</text:p>
      <text:p text:style-name="P1"><text:soft-page-break/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111111110000</text:p>
      <text:p text:style-name="P1">11111111111100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000000</text:p>
      <text:p text:style-name="P1">0000111111000000</text:p>
      <text:p text:style-name="P1">0011110000000000</text:p>
      <text:p text:style-name="P1">001111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111111110000</text:p>
      <text:p text:style-name="P1">11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1111111111111100</text:p>
      <text:p text:style-name="P1">1111111111111100</text:p>
      <text:p text:style-name="P1">1111000000111100</text:p>
      <text:p text:style-name="P1">1111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1100</text:p>
      <text:p text:style-name="P1">0011111111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0011111111000000</text:p>
      <text:p text:style-name="P1">001111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11110000000000</text:p>
      <text:p text:style-name="P1">0011110000000000</text:p>
      <text:p text:style-name="P1">0000111100000000</text:p>
      <text:p text:style-name="P1">0000111100000000</text:p>
      <text:p text:style-name="P1">0000001111000000</text:p>
      <text:p text:style-name="P1"><text:soft-page-break/>0000001111000000</text:p>
      <text:p text:style-name="P1">0000000011110000</text:p>
      <text:p text:style-name="P1">0000000011110000</text:p>
      <text:p text:style-name="P1">0000000000111100</text:p>
      <text:p text:style-name="P1">000000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1100</text:p>
      <text:p text:style-name="P1">00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1100</text:p>
      <text:p text:style-name="P1">00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0000000000</text:p>
      <text:p text:style-name="P1">0011110000000000</text:p>
      <text:p text:style-name="P1">0000111100000000</text:p>
      <text:p text:style-name="P1">0000111100000000</text:p>
      <text:p text:style-name="P1">0000001111000000</text:p>
      <text:p text:style-name="P1">0000001111000000</text:p>
      <text:p text:style-name="P1">0000000011110000</text:p>
      <text:p text:style-name="P1">0000000011110000</text:p>
      <text:p text:style-name="P1"><text:soft-page-break/>0000000000111100</text:p>
      <text:p text:style-name="P1">0000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11110000000000</text:p>
      <text:p text:style-name="P1">001111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00000011110000</text:p>
      <text:p text:style-name="P1">000000001111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<text:soft-page-break/>1111000000111100</text:p>
      <text:p text:style-name="P1">1111000000111100</text:p>
      <text:p text:style-name="P1">1111000000111100</text:p>
      <text:p text:style-name="P1">1111001111111100</text:p>
      <text:p text:style-name="P1">1111001111111100</text:p>
      <text:p text:style-name="P1">1111001111111100</text:p>
      <text:p text:style-name="P1">1111001111111100</text:p>
      <text:p text:style-name="P1">1111001111111100</text:p>
      <text:p text:style-name="P1">1111001111111100</text:p>
      <text:p text:style-name="P1">1111001111110000</text:p>
      <text:p text:style-name="P1">1111001111110000</text:p>
      <text:p text:style-name="P1">1111000000000000</text:p>
      <text:p text:style-name="P1">11110000000000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00000000</text:p>
      <text:p text:style-name="P1">0000001100000000</text:p>
      <text:p text:style-name="P1">0000111111000000</text:p>
      <text:p text:style-name="P1">0000111111000000</text:p>
      <text:p text:style-name="P1">0011110011110000</text:p>
      <text:p text:style-name="P1">00111100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111111111100</text:p>
      <text:p text:style-name="P1">1111111111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1111111111110000</text:p>
      <text:p text:style-name="P1">11111111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1111110000</text:p>
      <text:p text:style-name="P1">00111111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1111111111110000</text:p>
      <text:p text:style-name="P1">11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110000</text:p>
      <text:p text:style-name="P1">0000111111110000</text:p>
      <text:p text:style-name="P1">0011110000111100</text:p>
      <text:p text:style-name="P1">0011110000111100</text:p>
      <text:p text:style-name="P1">1111000000001100</text:p>
      <text:p text:style-name="P1">11110000000011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1100</text:p>
      <text:p text:style-name="P1">1111000000001100</text:p>
      <text:p text:style-name="P1">0011110000111100</text:p>
      <text:p text:style-name="P1">00111100001111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000000</text:p>
      <text:p text:style-name="P1">1111111111000000</text:p>
      <text:p text:style-name="P1">0011110011110000</text:p>
      <text:p text:style-name="P1">00111100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11110000</text:p>
      <text:p text:style-name="P1">0011110011110000</text:p>
      <text:p text:style-name="P1">1111111111000000</text:p>
      <text:p text:style-name="P1">111111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1100</text:p>
      <text:p text:style-name="P1">1111111111111100</text:p>
      <text:p text:style-name="P1">0011110000111100</text:p>
      <text:p text:style-name="P1">0011110000111100</text:p>
      <text:p text:style-name="P1">0011110000001100</text:p>
      <text:p text:style-name="P1">0011110000001100</text:p>
      <text:p text:style-name="P1">0011110011000000</text:p>
      <text:p text:style-name="P1">0011110011000000</text:p>
      <text:p text:style-name="P1">0011111111000000</text:p>
      <text:p text:style-name="P1">0011111111000000</text:p>
      <text:p text:style-name="P1">0011110011000000</text:p>
      <text:p text:style-name="P1">0011110011000000</text:p>
      <text:p text:style-name="P1">0011110000000000</text:p>
      <text:p text:style-name="P1">0011110000000000</text:p>
      <text:p text:style-name="P1">0011110000001100</text:p>
      <text:p text:style-name="P1">0011110000001100</text:p>
      <text:p text:style-name="P1">0011110000111100</text:p>
      <text:p text:style-name="P1">0011110000111100</text:p>
      <text:p text:style-name="P1">1111111111111100</text:p>
      <text:p text:style-name="P1">11111111111111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1100</text:p>
      <text:p text:style-name="P1">1111111111111100</text:p>
      <text:p text:style-name="P1">0011110000111100</text:p>
      <text:p text:style-name="P1">0011110000111100</text:p>
      <text:p text:style-name="P1">0011110000001100</text:p>
      <text:p text:style-name="P1">0011110000001100</text:p>
      <text:p text:style-name="P1">0011110011000000</text:p>
      <text:p text:style-name="P1">0011110011000000</text:p>
      <text:p text:style-name="P1">0011111111000000</text:p>
      <text:p text:style-name="P1">0011111111000000</text:p>
      <text:p text:style-name="P1">0011110011000000</text:p>
      <text:p text:style-name="P1">0011110011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1111111100000000</text:p>
      <text:p text:style-name="P1">1111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110000</text:p>
      <text:p text:style-name="P1">0000111111110000</text:p>
      <text:p text:style-name="P1">0011110000111100</text:p>
      <text:p text:style-name="P1">0011110000111100</text:p>
      <text:p text:style-name="P1">1111000000001100</text:p>
      <text:p text:style-name="P1">11110000000011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1111111100</text:p>
      <text:p text:style-name="P1">1111001111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0000111100</text:p>
      <text:p text:style-name="P1"><text:soft-page-break/>0011110000111100</text:p>
      <text:p text:style-name="P1">0000111111001100</text:p>
      <text:p text:style-name="P1">000011111100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111111111100</text:p>
      <text:p text:style-name="P1">1111111111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110000</text:p>
      <text:p text:style-name="P1">000011111111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<text:soft-page-break/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111100</text:p>
      <text:p text:style-name="P1">00000011111111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11000000</text:p>
      <text:p text:style-name="P1">001111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0000111100</text:p>
      <text:p text:style-name="P1">11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11110000</text:p>
      <text:p text:style-name="P1"><text:soft-page-break/>0011110011110000</text:p>
      <text:p text:style-name="P1">0011111111000000</text:p>
      <text:p text:style-name="P1">0011111111000000</text:p>
      <text:p text:style-name="P1">0011111111000000</text:p>
      <text:p text:style-name="P1">0011111111000000</text:p>
      <text:p text:style-name="P1">0011110011110000</text:p>
      <text:p text:style-name="P1">00111100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1111110000111100</text:p>
      <text:p text:style-name="P1">111111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00000000</text:p>
      <text:p text:style-name="P1">11111111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1100</text:p>
      <text:p text:style-name="P1">0011110000001100</text:p>
      <text:p text:style-name="P1">0011110000111100</text:p>
      <text:p text:style-name="P1">0011110000111100</text:p>
      <text:p text:style-name="P1">1111111111111100</text:p>
      <text:p text:style-name="P1">11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1000000111100</text:p>
      <text:p text:style-name="P1">1111100001111100</text:p>
      <text:p text:style-name="P1">1111100001111100</text:p>
      <text:p text:style-name="P1">1111110011111100</text:p>
      <text:p text:style-name="P1">1111111111111100</text:p>
      <text:p text:style-name="P1">1111111111111100</text:p>
      <text:p text:style-name="P1">1111111111111100</text:p>
      <text:p text:style-name="P1">1110011110011100</text:p>
      <text:p text:style-name="P1">1110011110011100</text:p>
      <text:p text:style-name="P1">11100011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00111100</text:p>
      <text:p text:style-name="P1">1111000000111100</text:p>
      <text:p text:style-name="P1">1111110000111100</text:p>
      <text:p text:style-name="P1">1111110000111100</text:p>
      <text:p text:style-name="P1">1111111100111100</text:p>
      <text:p text:style-name="P1">1111111100111100</text:p>
      <text:p text:style-name="P1">1111111111111100</text:p>
      <text:p text:style-name="P1">1111111111111100</text:p>
      <text:p text:style-name="P1">1111001111111100</text:p>
      <text:p text:style-name="P1">1111001111111100</text:p>
      <text:p text:style-name="P1">1111000011111100</text:p>
      <text:p text:style-name="P1">1111000011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0000</text:p>
      <text:p text:style-name="P1">11111111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1111110000</text:p>
      <text:p text:style-name="P1">001111111111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<text:soft-page-break/>1111111100000000</text:p>
      <text:p text:style-name="P1">1111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1100111100</text:p>
      <text:p text:style-name="P1">1111001100111100</text:p>
      <text:p text:style-name="P1">1111001111111100</text:p>
      <text:p text:style-name="P1">1111001111111100</text:p>
      <text:p text:style-name="P1">0011111111110000</text:p>
      <text:p text:style-name="P1">0011111111110000</text:p>
      <text:p text:style-name="P1">0000000011110000</text:p>
      <text:p text:style-name="P1">0000000011110000</text:p>
      <text:p text:style-name="P1">0000000011111100</text:p>
      <text:p text:style-name="P1">00000000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0000</text:p>
      <text:p text:style-name="P1">11111111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1111110000</text:p>
      <text:p text:style-name="P1">0011111111110000</text:p>
      <text:p text:style-name="P1">0011110011110000</text:p>
      <text:p text:style-name="P1">0011110011110000</text:p>
      <text:p text:style-name="P1">0011110000111100</text:p>
      <text:p text:style-name="P1"><text:soft-page-break/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1111110000111100</text:p>
      <text:p text:style-name="P1">111111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0000000000</text:p>
      <text:p text:style-name="P1">0011110000000000</text:p>
      <text:p text:style-name="P1">0000111111000000</text:p>
      <text:p text:style-name="P1">0000111111000000</text:p>
      <text:p text:style-name="P1">0000000011110000</text:p>
      <text:p text:style-name="P1">0000000011110000</text:p>
      <text:p text:style-name="P1">0000000000111100</text:p>
      <text:p text:style-name="P1">0000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1111111111111100</text:p>
      <text:p text:style-name="P1">1111111111111100</text:p>
      <text:p text:style-name="P1">1111111111111100</text:p>
      <text:p text:style-name="P1">1110011110011100</text:p>
      <text:p text:style-name="P1">11100111100111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1111111100000</text:p>
      <text:p text:style-name="P1">00011111111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111000000111000</text:p>
      <text:p text:style-name="P1">0111100001111000</text:p>
      <text:p text:style-name="P1">0001110011100000</text:p>
      <text:p text:style-name="P1">0001111111100000</text:p>
      <text:p text:style-name="P1">0000011110000000</text:p>
      <text:p text:style-name="P1">000001111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1100011100</text:p>
      <text:p text:style-name="P1">1110011110011100</text:p>
      <text:p text:style-name="P1">1110011110011100</text:p>
      <text:p text:style-name="P1">1110011110011100</text:p>
      <text:p text:style-name="P1">1111111111111100</text:p>
      <text:p text:style-name="P1">1111110011111100</text:p>
      <text:p text:style-name="P1">0111100001111000</text:p>
      <text:p text:style-name="P1">0111100001111000</text:p>
      <text:p text:style-name="P1">0111100001111000</text:p>
      <text:p text:style-name="P1">0111100001111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111100001111000</text:p>
      <text:p text:style-name="P1">0111100001111000</text:p>
      <text:p text:style-name="P1">0001111111100000</text:p>
      <text:p text:style-name="P1">00011111111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1111111100000</text:p>
      <text:p text:style-name="P1">0001111111100000</text:p>
      <text:p text:style-name="P1">0111100001111000</text:p>
      <text:p text:style-name="P1">0111100001111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111100001111000</text:p>
      <text:p text:style-name="P1">0111100001111000</text:p>
      <text:p text:style-name="P1">0001110011100000</text:p>
      <text:p text:style-name="P1">00011111111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0011110000000</text:p>
      <text:p text:style-name="P1">0001111111100000</text:p>
      <text:p text:style-name="P1">00011111111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0000000000000000</text:p>
      <text:p text:style-name="P1">1111111111111100</text:p>
      <text:p text:style-name="P1">1111111111111100</text:p>
      <text:p text:style-name="P1">1110000000011100</text:p>
      <text:p text:style-name="P1">1110000000011100</text:p>
      <text:p text:style-name="P1">1000000001111000</text:p>
      <text:p text:style-name="P1">0000000001111000</text:p>
      <text:p text:style-name="P1">0000000111100000</text:p>
      <text:p text:style-name="P1">0000000111100000</text:p>
      <text:p text:style-name="P1">0000011110000000</text:p>
      <text:p text:style-name="P1">0000011110000000</text:p>
      <text:p text:style-name="P1">0001111000000000</text:p>
      <text:p text:style-name="P1">0001111000000000</text:p>
      <text:p text:style-name="P1">0111100000000000</text:p>
      <text:p text:style-name="P1">0111100000000000</text:p>
      <text:p text:style-name="P1">1110000000000000</text:p>
      <text:p text:style-name="P1">1110000000000100</text:p>
      <text:p text:style-name="P1">1110000000011100</text:p>
      <text:p text:style-name="P1">1110000000011100</text:p>
      <text:p text:style-name="P1">1111111111111100</text:p>
      <text:p text:style-name="P1">11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110000</text:p>
      <text:p text:style-name="P1">000011111111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00000000000000</text:p>
      <text:p text:style-name="P1">1100000000000000</text:p>
      <text:p text:style-name="P1">1111000000000000</text:p>
      <text:p text:style-name="P1">1111000000000000</text:p>
      <text:p text:style-name="P1">1111110000000000</text:p>
      <text:p text:style-name="P1">1111110000000000</text:p>
      <text:p text:style-name="P1">0011111100000000</text:p>
      <text:p text:style-name="P1">0011111100000000</text:p>
      <text:p text:style-name="P1">0000111111000000</text:p>
      <text:p text:style-name="P1">0000111111000000</text:p>
      <text:p text:style-name="P1">0000001111110000</text:p>
      <text:p text:style-name="P1">0000001111110000</text:p>
      <text:p text:style-name="P1">0000000011111100</text:p>
      <text:p text:style-name="P1">0000000011111100</text:p>
      <text:p text:style-name="P1">0000000000111100</text:p>
      <text:p text:style-name="P1">0000000000111100</text:p>
      <text:p text:style-name="P1">0000000000001100</text:p>
      <text:p text:style-name="P1">000000000000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110000</text:p>
      <text:p text:style-name="P1">00001111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111111110000</text:p>
      <text:p text:style-name="P1">000011111111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00110000110000</text:p>
      <text:p text:style-name="P1">0000110000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<text:soft-page-break/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000000</text:p>
      <text:p text:style-name="P1">0011111111000000</text:p>
      <text:p text:style-name="P1">0000000011110000</text:p>
      <text:p text:style-name="P1">0000000011110000</text:p>
      <text:p text:style-name="P1">0011111111110000</text:p>
      <text:p text:style-name="P1"><text:soft-page-break/>00111111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00111100</text:p>
      <text:p text:style-name="P1">00111111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0000000000</text:p>
      <text:p text:style-name="P1">11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1111000000</text:p>
      <text:p text:style-name="P1">0011111111000000</text:p>
      <text:p text:style-name="P1">0011110011110000</text:p>
      <text:p text:style-name="P1">00111100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11111111110000</text:p>
      <text:p text:style-name="P1">0011111111110000</text:p>
      <text:p text:style-name="P1">1111000000111100</text:p>
      <text:p text:style-name="P1">11110000001111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110000</text:p>
      <text:p text:style-name="P1">00000011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111111110000</text:p>
      <text:p text:style-name="P1">0000111111110000</text:p>
      <text:p text:style-name="P1">0011110011110000</text:p>
      <text:p text:style-name="P1">001111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00111100</text:p>
      <text:p text:style-name="P1">00111111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111111111100</text:p>
      <text:p text:style-name="P1">1111111111111100</text:p>
      <text:p text:style-name="P1">1111000000000000</text:p>
      <text:p text:style-name="P1">1111000000000000</text:p>
      <text:p text:style-name="P1">1111000000000000</text:p>
      <text:p text:style-name="P1">11110000000000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000000</text:p>
      <text:p text:style-name="P1">0000111111000000</text:p>
      <text:p text:style-name="P1">0011110011110000</text:p>
      <text:p text:style-name="P1">0011110011110000</text:p>
      <text:p text:style-name="P1">0011110000110000</text:p>
      <text:p text:style-name="P1">0011110000110000</text:p>
      <text:p text:style-name="P1">0011110000000000</text:p>
      <text:p text:style-name="P1">0011110000000000</text:p>
      <text:p text:style-name="P1">1111111100000000</text:p>
      <text:p text:style-name="P1">11111111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1111111100000000</text:p>
      <text:p text:style-name="P1">1111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00111100</text:p>
      <text:p text:style-name="P1">00111111001111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11110000</text:p>
      <text:p text:style-name="P1">0011111111110000</text:p>
      <text:p text:style-name="P1">0000000011110000</text:p>
      <text:p text:style-name="P1">0000000011110000</text:p>
      <text:p text:style-name="P1">1111000011110000</text:p>
      <text:p text:style-name="P1">1111000011110000</text:p>
      <text:p text:style-name="P1">0011111111000000</text:p>
      <text:p text:style-name="P1">001111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0000000000</text:p>
      <text:p text:style-name="P1">11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11110000</text:p>
      <text:p text:style-name="P1">0011110011110000</text:p>
      <text:p text:style-name="P1">0011111100111100</text:p>
      <text:p text:style-name="P1">00111111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1111110000111100</text:p>
      <text:p text:style-name="P1">11111100001111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0000000000</text:p>
      <text:p text:style-name="P1">0000000000000000</text:p>
      <text:p text:style-name="P1">0000111111000000</text:p>
      <text:p text:style-name="P1">000011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000000</text:p>
      <text:p text:style-name="P1">0000000000000000</text:p>
      <text:p text:style-name="P1">0000000011111100</text:p>
      <text:p text:style-name="P1">0000000011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0000000000111100</text:p>
      <text:p text:style-name="P1"><text:soft-page-break/>0000000000111100</text:p>
      <text:p text:style-name="P1">000000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0000000000</text:p>
      <text:p text:style-name="P1">11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111100</text:p>
      <text:p text:style-name="P1">0011110000111100</text:p>
      <text:p text:style-name="P1">0011110011110000</text:p>
      <text:p text:style-name="P1">0011110011110000</text:p>
      <text:p text:style-name="P1">0011111111000000</text:p>
      <text:p text:style-name="P1">0011111111000000</text:p>
      <text:p text:style-name="P1">0011111111000000</text:p>
      <text:p text:style-name="P1">0011111111000000</text:p>
      <text:p text:style-name="P1">0011110011110000</text:p>
      <text:p text:style-name="P1">0011110011110000</text:p>
      <text:p text:style-name="P1">0011110000111100</text:p>
      <text:p text:style-name="P1">0011110000111100</text:p>
      <text:p text:style-name="P1">1111110000111100</text:p>
      <text:p text:style-name="P1">111111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111111000000</text:p>
      <text:p text:style-name="P1">000011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<text:soft-page-break/>0000001111000000</text:p>
      <text:p text:style-name="P1">0000001111000000</text:p>
      <text:p text:style-name="P1">0000001111000000</text:p>
      <text:p text:style-name="P1">0000001111000000</text:p>
      <text:p text:style-name="P1">0000001111000000</text:p>
      <text:p text:style-name="P1">0000111111110000</text:p>
      <text:p text:style-name="P1">0000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01111000</text:p>
      <text:p text:style-name="P1">1111000001111000</text:p>
      <text:p text:style-name="P1">1111111111111100</text:p>
      <text:p text:style-name="P1">11111111111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11100111100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1111110000</text:p>
      <text:p text:style-name="P1">1111001111110000</text:p>
      <text:p text:style-name="P1"><text:soft-page-break/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1111001111110000</text:p>
      <text:p text:style-name="P1">11110011111100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0000111100</text:p>
      <text:p text:style-name="P1">0011111111110000</text:p>
      <text:p text:style-name="P1">001111111111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1111111100000000</text:p>
      <text:p text:style-name="P1">1111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00111100</text:p>
      <text:p text:style-name="P1">00111111001111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11110000</text:p>
      <text:p text:style-name="P1">0011111111110000</text:p>
      <text:p text:style-name="P1">0000000011110000</text:p>
      <text:p text:style-name="P1">0000000011110000</text:p>
      <text:p text:style-name="P1">0000000011110000</text:p>
      <text:p text:style-name="P1">0000000011110000</text:p>
      <text:p text:style-name="P1">0000001111111100</text:p>
      <text:p text:style-name="P1">000000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1111110000</text:p>
      <text:p text:style-name="P1">1111001111110000</text:p>
      <text:p text:style-name="P1">0011111100111100</text:p>
      <text:p text:style-name="P1">0011111100111100</text:p>
      <text:p text:style-name="P1">0011110000111100</text:p>
      <text:p text:style-name="P1">00111100001111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0011110000000000</text:p>
      <text:p text:style-name="P1">1111111100000000</text:p>
      <text:p text:style-name="P1">11111111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11111111110000</text:p>
      <text:p text:style-name="P1">0011111111110000</text:p>
      <text:p text:style-name="P1">1111000000111100</text:p>
      <text:p text:style-name="P1">1111000000111100</text:p>
      <text:p text:style-name="P1">0011110000000000</text:p>
      <text:p text:style-name="P1">0011110000000000</text:p>
      <text:p text:style-name="P1">0000111111000000</text:p>
      <text:p text:style-name="P1">0000111111000000</text:p>
      <text:p text:style-name="P1">0000000011110000</text:p>
      <text:p text:style-name="P1">0000000011110000</text:p>
      <text:p text:style-name="P1">1111000000111100</text:p>
      <text:p text:style-name="P1">1111000000111100</text:p>
      <text:p text:style-name="P1">0011111111110000</text:p>
      <text:p text:style-name="P1">001111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1100000000</text:p>
      <text:p text:style-name="P1">000000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1111111111110000</text:p>
      <text:p text:style-name="P1">111111111111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000000</text:p>
      <text:p text:style-name="P1">0000111100111100</text:p>
      <text:p text:style-name="P1">0000111100111100</text:p>
      <text:p text:style-name="P1">0000001111110000</text:p>
      <text:p text:style-name="P1">000000111111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1111000011110000</text:p>
      <text:p text:style-name="P1">0011111100111100</text:p>
      <text:p text:style-name="P1">0011111100111100</text:p>
      <text:p text:style-name="P1"><text:soft-page-break/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0111100001111000</text:p>
      <text:p text:style-name="P1">0111100001111000</text:p>
      <text:p text:style-name="P1">0001110011100000</text:p>
      <text:p text:style-name="P1">0001111111100000</text:p>
      <text:p text:style-name="P1">0000011110000000</text:p>
      <text:p text:style-name="P1">000001111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0000011100</text:p>
      <text:p text:style-name="P1">1110001100011100</text:p>
      <text:p text:style-name="P1">1110001100011100</text:p>
      <text:p text:style-name="P1">1110001100011100</text:p>
      <text:p text:style-name="P1"><text:soft-page-break/>1110001100011100</text:p>
      <text:p text:style-name="P1">1111111111111100</text:p>
      <text:p text:style-name="P1">1111111111111100</text:p>
      <text:p text:style-name="P1">0111100001111000</text:p>
      <text:p text:style-name="P1">0111100001111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0000000011100</text:p>
      <text:p text:style-name="P1">1110000000011100</text:p>
      <text:p text:style-name="P1">0111100001111000</text:p>
      <text:p text:style-name="P1">0111100001111000</text:p>
      <text:p text:style-name="P1">0001111111100000</text:p>
      <text:p text:style-name="P1">0001111111100000</text:p>
      <text:p text:style-name="P1">0000011110000000</text:p>
      <text:p text:style-name="P1">0000011110000000</text:p>
      <text:p text:style-name="P1">0001111111100000</text:p>
      <text:p text:style-name="P1">0001111111100000</text:p>
      <text:p text:style-name="P1">0111100001111000</text:p>
      <text:p text:style-name="P1">0111100001111000</text:p>
      <text:p text:style-name="P1">1110000000011100</text:p>
      <text:p text:style-name="P1">11100000000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<text:soft-page-break/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1111000000111100</text:p>
      <text:p text:style-name="P1">0011111111111100</text:p>
      <text:p text:style-name="P1">0011111111111100</text:p>
      <text:p text:style-name="P1">0000000000111100</text:p>
      <text:p text:style-name="P1">0000000000111100</text:p>
      <text:p text:style-name="P1">0000000011110000</text:p>
      <text:p text:style-name="P1">0000000011110000</text:p>
      <text:p text:style-name="P1">1111111111000000</text:p>
      <text:p text:style-name="P1">1111111111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1111111111111100</text:p>
      <text:p text:style-name="P1">1111111111111100</text:p>
      <text:p text:style-name="P1">1111000011110000</text:p>
      <text:p text:style-name="P1">1111000011110000</text:p>
      <text:p text:style-name="P1">0000001111000000</text:p>
      <text:p text:style-name="P1">0000001111000000</text:p>
      <text:p text:style-name="P1">0000111100000000</text:p>
      <text:p text:style-name="P1">0000111100000000</text:p>
      <text:p text:style-name="P1">0011110000000000</text:p>
      <text:p text:style-name="P1">0011110000000000</text:p>
      <text:p text:style-name="P1">1111000000111100</text:p>
      <text:p text:style-name="P1">1111000000111100</text:p>
      <text:p text:style-name="P1">1111111111111100</text:p>
      <text:p text:style-name="P1">11111111111111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4:54:11.186202274</dc:date>
    <dc:creator>Wilburt Geng</dc:creator>
    <meta:editing-duration>PT24M19S</meta:editing-duration>
    <meta:editing-cycles>2</meta:editing-cycles>
    <meta:document-statistic meta:table-count="0" meta:image-count="0" meta:object-count="0" meta:page-count="44" meta:paragraph-count="2528" meta:word-count="2528" meta:character-count="40448" meta:non-whitespace-character-count="40448"/>
    <meta:generator>LibreOffice/4.3.7.2$Linux_X86_64 LibreOffice_project/430$Build-2</meta:generator>
  </office:meta>
</office:document-meta>
</file>